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Cahier des Charges : Projet "GoShort"</text:p>
      <text:p text:style-name="Standard"/>
      <text:p text:style-name="Standard">## 1. Informations Générales</text:p>
      <text:p text:style-name="Standard"/>
      <text:p text:style-name="Standard">| Champ | Valeur |</text:p>
      <text:p text:style-name="Standard">|-------|--------|</text:p>
      <text:p text:style-name="Standard">| **Nom du projet** | GoShort – Raccourcisseur d’URL avec statistiques |</text:p>
      <text:p text:style-name="Standard">| **Objectif** | Créer un service web permettant de raccourcir des URLs, suivre les clics et offrir une API sécurisée |</text:p>
      <text:p text:style-name="Standard">| **Public cible** | Utilisateurs finaux (particuliers/professionnels), développeurs tiers |</text:p>
      <text:p text:style-name="Standard">| **Langage principal** | Go (Golang) |</text:p>
      <text:p text:style-name="Standard">| **Statut** | En développement |</text:p>
      <text:p text:style-name="Standard"/>
      <text:p text:style-name="Standard">## 2. Objectifs du Projet</text:p>
      <text:p text:style-name="Standard"/>
      <text:p text:style-name="Standard">Le projet a pour but de :</text:p>
      <text:p text:style-name="Standard">- Proposer un outil simple mais puissant de raccourcissement d'URL</text:p>
      <text:p text:style-name="Standard">- Fournir des statistiques précises sur l'utilisation des liens</text:p>
      <text:p text:style-name="Standard">- Permettre une intégration facile via une API REST</text:p>
      <text:p text:style-name="Standard">- Être performant, scalable et maintenable grâce à une architecture bien pensée</text:p>
      <text:p text:style-name="Standard"/>
      <text:p text:style-name="Standard">## 3. Fonctionnalités Requises</text:p>
      <text:p text:style-name="Standard"/>
      <text:p text:style-name="Standard">### 3.1 Raccourcissement d’URL</text:p>
      <text:p text:style-name="Standard">- Génération automatique d’une clé courte aléatoire (ex: abc123)</text:p>
      <text:p text:style-name="Standard">- Possibilité de définir un alias personnalisé (optionnel)</text:p>
      <text:p text:style-name="Standard">- Stockage persistant dans la base de données</text:p>
      <text:p text:style-name="Standard"/>
      <text:p text:style-name="Standard">### 3.2 Redirection intelligente</text:p>
      <text:p text:style-name="Standard">- Accès à /abc123 redirige vers l’URL originale</text:p>
      <text:p text:style-name="Standard">- Incrémentation du compteur de clics</text:p>
      <text:p text:style-name="Standard">- Enregistrement des informations contextuelles (IP, User-Agent, date)</text:p>
      <text:p text:style-name="Standard"/>
      <text:p text:style-name="Standard">### 3.3 Statistiques</text:p>
      <text:p text:style-name="Standard">- Interface utilisateur ou endpoint API affichant :</text:p>
      <text:p text:style-name="Standard"><text:s text:c="2"/>- Nombre total de clics</text:p>
      <text:p text:style-name="Standard"><text:s text:c="2"/>- Historique par jour/semaine/mois</text:p>
      <text:p text:style-name="Standard"><text:s text:c="2"/>- Répartition géographique approximative (via IP lookup)</text:p>
      <text:p text:style-name="Standard"><text:s text:c="2"/>- Navigateurs et systèmes utilisés</text:p>
      <text:p text:style-name="Standard"/>
      <text:p text:style-name="Standard">### 3.4 Authentification &amp; Sécurité</text:p>
      <text:p text:style-name="Standard">- Système d’inscription / connexion (JWT ou API Key)</text:p>
      <text:p text:style-name="Standard">- Protection contre les injections SQL et XSS</text:p>
      <text:p text:style-name="Standard">- HTTPS obligatoire</text:p>
      <text:p text:style-name="Standard">- Rate limiting pour les requêtes non authentifiées</text:p>
      <text:p text:style-name="Standard"/>
      <text:p text:style-name="Standard">### 3.5 API REST</text:p>
      <text:p text:style-name="Standard">- Endpoints pour créer, lire, supprimer des liens</text:p>
      <text:p text:style-name="Standard">- Authentification par JWT ou clé API</text:p>
      <text:p text:style-name="Standard">- Documentation Swagger ou OpenAPI</text:p>
      <text:p text:style-name="Standard"/>
      <text:p text:style-name="Standard">### 3.6 Interface Utilisateur</text:p>
      <text:p text:style-name="Standard"><text:soft-page-break/>- Page d’accueil simple permettant de générer un lien court</text:p>
      <text:p text:style-name="Standard">- Tableau de bord utilisateur pour visualiser ses liens et leurs statistiques</text:p>
      <text:p text:style-name="Standard">- Responsive Design</text:p>
      <text:p text:style-name="Standard"/>
      <text:p text:style-name="Standard">### 3.7 Performances</text:p>
      <text:p text:style-name="Standard">- Utilisation de Redis pour mettre en cache les redirections fréquentes</text:p>
      <text:p text:style-name="Standard">- Goroutines pour gérer les opérations asynchrones (tracking, logs, etc.)</text:p>
      <text:p text:style-name="Standard">- Optimisation des requêtes SQL</text:p>
      <text:p text:style-name="Standard"/>
      <text:p text:style-name="Standard">### 3.8 Déploiement</text:p>
      <text:p text:style-name="Standard">- Dockerisé pour faciliter le déploiement</text:p>
      <text:p text:style-name="Standard">- Configuration Nginx / Reverse Proxy</text:p>
      <text:p text:style-name="Standard">- Option de déploiement sur VPS ou Kubernetes</text:p>
      <text:p text:style-name="Standard"/>
      <text:p text:style-name="Standard">## 4. Architecture Technique</text:p>
      <text:p text:style-name="Standard"/>
      <text:p text:style-name="Standard">### 4.1 Stack Technique</text:p>
      <text:p text:style-name="Standard"/>
      <text:p text:style-name="Standard">| Couche | Technologie |</text:p>
      <text:p text:style-name="Standard">|--------|-------------|</text:p>
      <text:p text:style-name="Standard">| Serveur HTTP | Go (net/http, Gin, Echo ou Fiber) |</text:p>
      <text:p text:style-name="Standard">| Base de données | PostgreSQL |</text:p>
      <text:p text:style-name="Standard">| Cache | Redis |</text:p>
      <text:p text:style-name="Standard">| Authentification | JWT + bcrypt |</text:p>
      <text:p text:style-name="Standard">| Frontend | HTML/CSS/JS Vanilla ou React.js |</text:p>
      <text:p text:style-name="Standard">| Logs | Logrus / Zap |</text:p>
      <text:p text:style-name="Standard">| Monitoring | Prometheus + Grafana (facultatif) |</text:p>
      <text:p text:style-name="Standard">| Tests | Go Test |</text:p>
      <text:p text:style-name="Standard">| CI/CD | GitHub Actions / GitLab CI |</text:p>
      <text:p text:style-name="Standard">| Déploiement | Docker, systemd |</text:p>
      <text:p text:style-name="Standard"/>
      <text:p text:style-name="Standard">### 4.2 Organisation du Code</text:p>
      <text:p text:style-name="Standard"/>
      <text:p text:style-name="Standard">/cmd</text:p>
      <text:p text:style-name="Standard"><text:s text:c="2"/>/webserver <text:s text:c="7"/># Point d'entrée principal</text:p>
      <text:p text:style-name="Standard">/internal</text:p>
      <text:p text:style-name="Standard"><text:s text:c="2"/>/api <text:s text:c="12"/># Handlers, routes, middleware</text:p>
      <text:p text:style-name="Standard"><text:s text:c="2"/>/service <text:s text:c="8"/># Logique métier</text:p>
      <text:p text:style-name="Standard"><text:s text:c="2"/>/repository <text:s text:c="5"/># Accès aux données (DB/cache)</text:p>
      <text:p text:style-name="Standard"><text:s text:c="2"/>/models <text:s text:c="9"/># Structs et modèles</text:p>
      <text:p text:style-name="Standard"><text:s text:c="2"/>/config <text:s text:c="9"/># Configurations applicatives</text:p>
      <text:p text:style-name="Standard"><text:s text:c="2"/>/utils <text:s text:c="10"/># Fonctions utilitaires</text:p>
      <text:p text:style-name="Standard"/>
      <text:p text:style-name="Standard">## 5. Modèle de Données</text:p>
      <text:p text:style-name="Standard"/>
      <text:p text:style-name="Standard">### 5.1 Lien</text:p>
      <text:p text:style-name="Standard"/>
      <text:p text:style-name="Standard">type Link struct {</text:p>
      <text:p text:style-name="Standard"><text:s text:c="4"/>ID <text:s text:c="11"/>uint <text:s text:c="5"/>`gorm:"primaryKey"`</text:p>
      <text:p text:style-name="Standard"><text:s text:c="4"/>UserID <text:s text:c="7"/>uint <text:s text:c="5"/>`gorm:"index"`</text:p>
      <text:p text:style-name="Standard"><text:s text:c="4"/>OriginalURL <text:s text:c="2"/>string <text:s text:c="3"/>`gorm:"not null"`</text:p>
      <text:p text:style-name="Standard"><text:s text:c="4"/>ShortCode <text:s text:c="4"/>string <text:s text:c="3"/>`gorm:"unique;not null;size:10"`</text:p>
      <text:p text:style-name="Standard"><text:soft-page-break/><text:s text:c="4"/>CreatedAt <text:s text:c="4"/>time.Time</text:p>
      <text:p text:style-name="Standard"><text:s text:c="4"/>UpdatedAt <text:s text:c="4"/>time.Time</text:p>
      <text:p text:style-name="Standard">}</text:p>
      <text:p text:style-name="Standard"/>
      <text:p text:style-name="Standard">### 5.2 Clic</text:p>
      <text:p text:style-name="Standard"/>
      <text:p text:style-name="Standard">type Click struct {</text:p>
      <text:p text:style-name="Standard"><text:s text:c="4"/>ID <text:s text:c="7"/>uint <text:s text:c="5"/>`gorm:"primaryKey"`</text:p>
      <text:p text:style-name="Standard"><text:s text:c="4"/>LinkID <text:s text:c="3"/>uint <text:s text:c="5"/>`gorm:"index"`</text:p>
      <text:p text:style-name="Standard"><text:s text:c="4"/>IPAddress string</text:p>
      <text:p text:style-name="Standard"><text:s text:c="4"/>UserAgent string</text:p>
      <text:p text:style-name="Standard"><text:s text:c="4"/>Referer <text:s text:c="2"/>string</text:p>
      <text:p text:style-name="Standard"><text:s text:c="4"/>CreatedAt time.Time</text:p>
      <text:p text:style-name="Standard">}</text:p>
      <text:p text:style-name="Standard"/>
      <text:p text:style-name="Standard">### 5.3 Utilisateur</text:p>
      <text:p text:style-name="Standard"/>
      <text:p text:style-name="Standard">type User struct {</text:p>
      <text:p text:style-name="Standard"><text:s text:c="4"/>ID <text:s text:c="6"/>uint <text:s text:c="5"/>`gorm:"primaryKey"`</text:p>
      <text:p text:style-name="Standard"><text:s text:c="4"/>Email <text:s text:c="3"/>string <text:s text:c="3"/>`gorm:"unique;not null"`</text:p>
      <text:p text:style-name="Standard"><text:s text:c="4"/>Password string <text:s text:c="3"/>`gorm:"not null"`</text:p>
      <text:p text:style-name="Standard"><text:s text:c="4"/>CreatedAt time.Time</text:p>
      <text:p text:style-name="Standard">}</text:p>
      <text:p text:style-name="Standard"/>
      <text:p text:style-name="Standard">## 6. Plan de Développement</text:p>
      <text:p text:style-name="Standard"/>
      <text:p text:style-name="Standard">| Phase | Description | Livrables attendus |</text:p>
      <text:p text:style-name="Standard">|-------|-------------|--------------------|</text:p>
      <text:p text:style-name="Standard">| Phase 1 | Setup projet, DB, modèles, migration | Structure de projet, base de données prête |</text:p>
      <text:p text:style-name="Standard">| Phase 2 | Implémentation du raccourcisseur basique | Génération de code court, stockage |</text:p>
      <text:p text:style-name="Standard">| Phase 3 | Redirection et tracking | Redirection fonctionnelle, compteur de clics |</text:p>
      <text:p text:style-name="Standard">| Phase 4 | API REST | Endpoints CRUD sécurisés |</text:p>
      <text:p text:style-name="Standard">| Phase 5 | Authentification | Système de login/register JWT |</text:p>
      <text:p text:style-name="Standard">| Phase 6 | Interface utilisateur | UI simple pour les utilisateurs |</text:p>
      <text:p text:style-name="Standard">| Phase 7 | Statistiques | Dashboard stats |</text:p>
      <text:p text:style-name="Standard">| Phase 8 | Tests | Tests unitaires et d’intégration |</text:p>
      <text:p text:style-name="Standard">| Phase 9 | Performance &amp; déploiement | Dockerfile, déploiement sur serveur |</text:p>
      <text:p text:style-name="Standard">| Phase 10 | Documentation | README, documentation API, guide utilisateur |</text:p>
      <text:p text:style-name="Standard"/>
      <text:p text:style-name="Standard">## 7. Outils et Méthodologie</text:p>
      <text:p text:style-name="Standard"/>
      <text:p text:style-name="Standard">- Versioning : Git + GitHub/GitLab</text:p>
      <text:p text:style-name="Standard">- Méthodologie : Agile (Scrum ou Kanban léger)</text:p>
      <text:p text:style-name="Standard">- Outils complémentaires :</text:p>
      <text:p text:style-name="Standard"><text:s text:c="2"/>- Swagger pour la documentation API</text:p>
      <text:p text:style-name="Standard"><text:s text:c="2"/>- Makefile pour les commandes dev</text:p>
      <text:p text:style-name="Standard"><text:s text:c="2"/>- .env pour la gestion de configuration</text:p>
      <text:p text:style-name="Standard"/>
      <text:p text:style-name="Standard">## 8. Bonus (Fonctionnalités optionnelles)</text:p>
      <text:p text:style-name="Standard"/>
      <text:p text:style-name="Standard">- QR Code générable pour chaque lien</text:p>
      <text:p text:style-name="Standard">- Import/export CSV des liens</text:p>
      <text:p text:style-name="Standard"><text:soft-page-break/>- Webhooks pour alertes</text:p>
      <text:p text:style-name="Standard">- Support multi-utilisateurs avec organisation</text:p>
      <text:p text:style-name="Standard">- Intégration avec Google Analytics</text:p>
      <text:p text:style-name="Standard"/>
      <text:p text:style-name="Standard">## 9. Risques &amp; Solutions Anticipées</text:p>
      <text:p text:style-name="Standard"/>
      <text:p text:style-name="Standard">| Risque | Solution |</text:p>
      <text:p text:style-name="Standard">|--------|----------|</text:p>
      <text:p text:style-name="Standard">| Collision de codes courts | Utiliser une fonction de génération unique et vérifier avant insertion |</text:p>
      <text:p text:style-name="Standard">| Scalabilité | Mise en cache Redis, sharding de la base plus tard |</text:p>
      <text:p text:style-name="Standard">| Sécurité | Nettoyage des inputs, protection CSRF/XSS |</text:p>
      <text:p text:style-name="Standard">| Performance | Goroutines pour les tâches asynchrones |</text:p>
      <text:p text:style-name="Standard"/>
      <text:p text:style-name="Standard">## 10. Ressources Externes Utiles</text:p>
      <text:p text:style-name="Standard"/>
      <text:p text:style-name="Standard">- https://go.dev/doc/ </text:p>
      <text:p text:style-name="Standard">- https://github.com/gin-gonic/gin </text:p>
      <text:p text:style-name="Standard">- https://redis.io/documentation </text:p>
      <text:p text:style-name="Standard">- https://gorm.io/docs/ </text:p>
      <text:p text:style-name="Standard">- https://pkg.go.dev/net/http </text:p>
      <text:p text:style-name="Standard"/>
      <text:p text:style-name="Standard">## 11. Conclusion</text:p>
      <text:p text:style-name="Standard"/>
      <text:p text:style-name="Standard">Ce projet permettra de renforcer tes compétences en développement backend avec Go tout en construisant un produit utile et évolutif. Il couvre de nombreux concepts essentiels : gestion d’API, sécurité, performance, architecture modulaire, tests et déploie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14:31:02.010582136</meta:creation-date>
    <dc:date>2025-07-02T16:48:44.310435549</dc:date>
    <meta:editing-duration>PT2H7M30S</meta:editing-duration>
    <meta:editing-cycles>1</meta:editing-cycles>
    <meta:document-statistic meta:table-count="0" meta:image-count="0" meta:object-count="0" meta:page-count="4" meta:paragraph-count="142" meta:word-count="893" meta:character-count="5833" meta:non-whitespace-character-count="4843"/>
    <meta:generator>LibreOffice/24.8.7.2$Linux_X86_64 LibreOffice_project/f4f281f562fb585d46b0af5755dfe1eb6adc047f</meta:generator>
  </office:meta>
</office:document-meta>
</file>